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2323dc" draw:marker-start="" draw:marker-start-width="0.229cm" draw:marker-start-center="false" draw:marker-end="" draw:marker-end-width="0.229cm" draw:marker-end-center="false" draw:fill="solid" draw:fill-color="#2323d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68a2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232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983cm" svg:y1="14.137cm" svg:x2="9.983cm" svg:y2="16.136cm">
            <text:p/>
          </draw:line>
          <draw:line draw:style-name="gr1" draw:text-style-name="P1" draw:layer="layout" svg:x1="10.205cm" svg:y1="14.137cm" svg:x2="10.205cm" svg:y2="16.136cm">
            <text:p/>
          </draw:line>
          <draw:line draw:style-name="gr1" draw:text-style-name="P1" draw:layer="layout" svg:x1="10.427cm" svg:y1="14.137cm" svg:x2="10.427cm" svg:y2="16.136cm">
            <text:p/>
          </draw:line>
          <draw:line draw:style-name="gr1" draw:text-style-name="P1" draw:layer="layout" svg:x1="10.65cm" svg:y1="14.137cm" svg:x2="10.65cm" svg:y2="16.136cm">
            <text:p/>
          </draw:line>
          <draw:line draw:style-name="gr1" draw:text-style-name="P1" draw:layer="layout" svg:x1="10.871cm" svg:y1="14.137cm" svg:x2="10.871cm" svg:y2="16.136cm">
            <text:p/>
          </draw:line>
          <draw:line draw:style-name="gr1" draw:text-style-name="P1" draw:layer="layout" svg:x1="11.093cm" svg:y1="14.137cm" svg:x2="11.093cm" svg:y2="16.136cm">
            <text:p/>
          </draw:line>
          <draw:line draw:style-name="gr1" draw:text-style-name="P1" draw:layer="layout" svg:x1="11.316cm" svg:y1="14.137cm" svg:x2="11.316cm" svg:y2="16.136cm">
            <text:p/>
          </draw:line>
          <draw:line draw:style-name="gr1" draw:text-style-name="P1" draw:layer="layout" svg:x1="11.537cm" svg:y1="14.137cm" svg:x2="11.537cm" svg:y2="16.136cm">
            <text:p/>
          </draw:line>
          <draw:line draw:style-name="gr1" draw:text-style-name="P1" draw:layer="layout" svg:x1="11.759cm" svg:y1="14.137cm" svg:x2="11.759cm" svg:y2="16.136cm">
            <text:p/>
          </draw:line>
          <draw:line draw:style-name="gr1" draw:text-style-name="P1" draw:layer="layout" svg:x1="9.983cm" svg:y1="14.359cm" svg:x2="11.981cm" svg:y2="14.359cm">
            <text:p/>
          </draw:line>
          <draw:line draw:style-name="gr1" draw:text-style-name="P1" draw:layer="layout" svg:x1="9.983cm" svg:y1="14.583cm" svg:x2="11.981cm" svg:y2="14.583cm">
            <text:p/>
          </draw:line>
          <draw:line draw:style-name="gr1" draw:text-style-name="P1" draw:layer="layout" svg:x1="9.983cm" svg:y1="14.803cm" svg:x2="11.981cm" svg:y2="14.803cm">
            <text:p/>
          </draw:line>
          <draw:line draw:style-name="gr1" draw:text-style-name="P1" draw:layer="layout" svg:x1="9.983cm" svg:y1="15.025cm" svg:x2="11.981cm" svg:y2="15.025cm">
            <text:p/>
          </draw:line>
          <draw:line draw:style-name="gr1" draw:text-style-name="P1" draw:layer="layout" svg:x1="9.983cm" svg:y1="15.247cm" svg:x2="11.981cm" svg:y2="15.247cm">
            <text:p/>
          </draw:line>
          <draw:line draw:style-name="gr1" draw:text-style-name="P1" draw:layer="layout" svg:x1="9.983cm" svg:y1="15.472cm" svg:x2="11.981cm" svg:y2="15.472cm">
            <text:p/>
          </draw:line>
          <draw:line draw:style-name="gr1" draw:text-style-name="P1" draw:layer="layout" svg:x1="9.983cm" svg:y1="15.692cm" svg:x2="11.981cm" svg:y2="15.692cm">
            <text:p/>
          </draw:line>
          <draw:line draw:style-name="gr1" draw:text-style-name="P1" draw:layer="layout" svg:x1="9.983cm" svg:y1="15.915cm" svg:x2="11.981cm" svg:y2="15.915cm">
            <text:p/>
          </draw:line>
          <draw:line draw:style-name="gr1" draw:text-style-name="P1" draw:layer="layout" svg:x1="9.983cm" svg:y1="16.136cm" svg:x2="11.981cm" svg:y2="16.136cm">
            <text:p/>
          </draw:line>
          <draw:line draw:style-name="gr1" draw:text-style-name="P1" draw:layer="layout" svg:x1="9.983cm" svg:y1="16.136cm" svg:x2="10.039cm" svg:y2="16.136cm">
            <text:p/>
          </draw:line>
          <draw:line draw:style-name="gr2" draw:text-style-name="P2" draw:layer="layout" svg:x1="9.983cm" svg:y1="14.137cm" svg:x2="11.983cm" svg:y2="14.137cm">
            <text:p/>
          </draw:line>
          <draw:line draw:style-name="gr1" draw:text-style-name="P1" draw:layer="layout" svg:x1="11.981cm" svg:y1="14.138cm" svg:x2="11.981cm" svg:y2="16.137cm">
            <text:p/>
          </draw:line>
          <draw:polygon draw:style-name="gr3" draw:text-style-name="P3" draw:layer="layout" svg:width="0.668cm" svg:height="0.448cm" svg:x="10.201cm" svg:y="15.022cm" svg:viewBox="0 0 669 449" draw:points="0,449 227,0 669,449">
            <text:p/>
          </draw:polygon>
          <draw:polygon draw:style-name="gr4" draw:text-style-name="P4" draw:layer="layout" svg:width="0.668cm" svg:height="0.448cm" svg:x="11.311cm" svg:y="15.021cm" svg:viewBox="0 0 669 449" draw:points="0,449 227,0 669,449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3:19.056913180</meta:creation-date>
    <dc:date>2018-04-17T15:53:35.730417073</dc:date>
    <meta:editing-duration>PT17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